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13"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4" style:family="paragraph" style:parent-style-name="Standard">
      <style:paragraph-properties fo:line-height="100%" fo:text-align="justify" style:justify-single-word="false"/>
      <style:text-properties fo:font-weight="bold" officeooo:rsid="00dab810" officeooo:paragraph-rsid="00dab810" style:font-weight-asian="bold" style:font-weight-complex="bold"/>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ext-properties officeooo:paragraph-rsid="000f2b17"/>
    </style:style>
    <style:style style:name="P17" style:family="paragraph" style:parent-style-name="Standard">
      <style:paragraph-properties fo:line-height="100%" fo:text-align="justify" style:justify-single-word="false"/>
      <style:text-properties officeooo:paragraph-rsid="0028bcec"/>
    </style:style>
    <style:style style:name="P18" style:family="paragraph" style:parent-style-name="Standard">
      <style:paragraph-properties fo:line-height="100%" fo:text-align="justify" style:justify-single-word="false"/>
      <style:text-properties officeooo:paragraph-rsid="0018b155"/>
    </style:style>
    <style:style style:name="P19" style:family="paragraph" style:parent-style-name="Standard">
      <style:paragraph-properties fo:line-height="100%" fo:text-align="justify" style:justify-single-word="false"/>
      <style:text-properties officeooo:paragraph-rsid="0047348d"/>
    </style:style>
    <style:style style:name="P20" style:family="paragraph" style:parent-style-name="Standard">
      <style:paragraph-properties fo:line-height="100%" fo:text-align="justify" style:justify-single-word="false"/>
      <style:text-properties officeooo:paragraph-rsid="001cb0c4"/>
    </style:style>
    <style:style style:name="P21" style:family="paragraph" style:parent-style-name="Standard">
      <style:paragraph-properties fo:line-height="100%" fo:text-align="justify" style:justify-single-word="false"/>
      <style:text-properties officeooo:paragraph-rsid="0064c4ef"/>
    </style:style>
    <style:style style:name="P22" style:family="paragraph" style:parent-style-name="Standard">
      <style:paragraph-properties fo:line-height="100%" fo:text-align="justify" style:justify-single-word="false"/>
      <style:text-properties officeooo:paragraph-rsid="0086688e"/>
    </style:style>
    <style:style style:name="P23" style:family="paragraph" style:parent-style-name="Standard">
      <style:paragraph-properties fo:line-height="100%" fo:text-align="justify" style:justify-single-word="false"/>
      <style:text-properties officeooo:paragraph-rsid="003311a2"/>
    </style:style>
    <style:style style:name="P24" style:family="paragraph" style:parent-style-name="Standard">
      <style:paragraph-properties fo:line-height="100%" fo:text-align="justify" style:justify-single-word="false"/>
      <style:text-properties officeooo:paragraph-rsid="0096d106"/>
    </style:style>
    <style:style style:name="P25" style:family="paragraph" style:parent-style-name="Standard">
      <style:paragraph-properties fo:line-height="100%" fo:text-align="justify" style:justify-single-word="false"/>
      <style:text-properties officeooo:paragraph-rsid="008eb930"/>
    </style:style>
    <style:style style:name="P26" style:family="paragraph" style:parent-style-name="Standard">
      <style:paragraph-properties fo:line-height="100%" fo:text-align="justify" style:justify-single-word="false"/>
      <style:text-properties officeooo:paragraph-rsid="00aa7178"/>
    </style:style>
    <style:style style:name="P27" style:family="paragraph" style:parent-style-name="Standard">
      <style:paragraph-properties fo:line-height="100%" fo:text-align="justify" style:justify-single-word="false"/>
      <style:text-properties officeooo:paragraph-rsid="00c5cdae"/>
    </style:style>
    <style:style style:name="P28" style:family="paragraph" style:parent-style-name="Standard">
      <style:paragraph-properties fo:line-height="100%" fo:text-align="justify" style:justify-single-word="false"/>
      <style:text-properties fo:font-weight="normal" style:font-weight-asian="normal" style:font-weight-complex="normal"/>
    </style:style>
    <style:style style:name="P29"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30"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31"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0dbc5ae" officeooo:paragraph-rsid="00dbc5ae" style:font-weight-asian="normal" style:font-weight-complex="normal"/>
    </style:style>
    <style:style style:name="P33" style:family="paragraph" style:parent-style-name="Standard">
      <style:paragraph-properties fo:line-height="100%" fo:text-align="justify" style:justify-single-word="false"/>
      <style:text-properties officeooo:rsid="000d8571" officeooo:paragraph-rsid="000d8571"/>
    </style:style>
    <style:style style:name="P34" style:family="paragraph" style:parent-style-name="Standard">
      <style:paragraph-properties fo:line-height="100%" fo:text-align="justify" style:justify-single-word="false"/>
      <style:text-properties officeooo:rsid="0018b155" officeooo:paragraph-rsid="0018b155"/>
    </style:style>
    <style:style style:name="P35" style:family="paragraph" style:parent-style-name="Standard">
      <style:paragraph-properties fo:line-height="100%" fo:text-align="justify" style:justify-single-word="false"/>
      <style:text-properties officeooo:rsid="001cb0c4" officeooo:paragraph-rsid="001cb0c4"/>
    </style:style>
    <style:style style:name="P36" style:family="paragraph" style:parent-style-name="Standard">
      <style:paragraph-properties fo:line-height="100%" fo:text-align="justify" style:justify-single-word="false"/>
      <style:text-properties officeooo:rsid="001cb0c4" officeooo:paragraph-rsid="00bf86b3"/>
    </style:style>
    <style:style style:name="P37" style:family="paragraph" style:parent-style-name="Standard">
      <style:paragraph-properties fo:line-height="100%" fo:text-align="justify" style:justify-single-word="false"/>
      <style:text-properties officeooo:rsid="002a65c7" officeooo:paragraph-rsid="002a65c7"/>
    </style:style>
    <style:style style:name="P38" style:family="paragraph" style:parent-style-name="Standard">
      <style:paragraph-properties fo:line-height="100%" fo:text-align="justify" style:justify-single-word="false"/>
      <style:text-properties officeooo:rsid="0059f359" officeooo:paragraph-rsid="0059f359"/>
    </style:style>
    <style:style style:name="P39" style:family="paragraph" style:parent-style-name="Standard">
      <style:paragraph-properties fo:line-height="100%" fo:text-align="justify" style:justify-single-word="false"/>
      <style:text-properties officeooo:rsid="005f488f" officeooo:paragraph-rsid="005f488f"/>
    </style:style>
    <style:style style:name="P40" style:family="paragraph" style:parent-style-name="Standard">
      <style:paragraph-properties fo:line-height="100%" fo:text-align="justify" style:justify-single-word="false"/>
      <style:text-properties officeooo:rsid="008d772f" officeooo:paragraph-rsid="008d772f"/>
    </style:style>
    <style:style style:name="P41" style:family="paragraph" style:parent-style-name="Standard">
      <style:paragraph-properties fo:line-height="100%" fo:text-align="justify" style:justify-single-word="false"/>
      <style:text-properties officeooo:rsid="005954a4" officeooo:paragraph-rsid="008eb930"/>
    </style:style>
    <style:style style:name="P42" style:family="paragraph" style:parent-style-name="Standard">
      <style:paragraph-properties fo:line-height="100%" fo:text-align="justify" style:justify-single-word="false"/>
      <style:text-properties officeooo:rsid="0095dc76" officeooo:paragraph-rsid="0095dc76"/>
    </style:style>
    <style:style style:name="P43" style:family="paragraph" style:parent-style-name="Subtitle">
      <style:text-properties style:font-name="Impact"/>
    </style:style>
    <style:style style:name="P44" style:family="paragraph" style:parent-style-name="Title">
      <style:text-properties style:font-name="Bahnschrift Condensed"/>
    </style:style>
    <style:style style:name="P45" style:family="paragraph" style:parent-style-name="Title">
      <style:text-properties style:font-name="Bahnschrift Condensed" officeooo:rsid="001108c3" officeooo:paragraph-rsid="001108c3"/>
    </style:style>
    <style:style style:name="P46" style:family="paragraph" style:parent-style-name="Standard">
      <style:paragraph-properties fo:line-height="100%" fo:text-align="justify" style:justify-single-word="false"/>
      <style:text-properties fo:font-weight="normal" officeooo:rsid="00da67e7" officeooo:paragraph-rsid="00c5cdae" style:font-weight-asian="normal" style:font-weight-complex="normal"/>
    </style:style>
    <style:style style:name="P47" style:family="paragraph" style:parent-style-name="Standard">
      <style:paragraph-properties fo:line-height="100%" fo:text-align="justify" style:justify-single-word="false"/>
      <style:text-properties officeooo:paragraph-rsid="00dbc5ae"/>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fo:font-weight="normal" officeooo:rsid="00c5cdae" style:font-weight-asian="normal" style:font-weight-complex="normal"/>
    </style:style>
    <style:style style:name="T51" style:family="text">
      <style:text-properties fo:font-weight="normal" officeooo:rsid="00c70ce0" style:font-weight-asian="normal" style:font-weight-complex="normal"/>
    </style:style>
    <style:style style:name="T52" style:family="text">
      <style:text-properties fo:font-weight="normal" officeooo:rsid="00c79ec2" style:font-weight-asian="normal" style:font-weight-complex="normal"/>
    </style:style>
    <style:style style:name="T53" style:family="text">
      <style:text-properties fo:font-weight="normal" officeooo:rsid="00c8d135" style:font-weight-asian="normal" style:font-weight-complex="normal"/>
    </style:style>
    <style:style style:name="T54" style:family="text">
      <style:text-properties fo:font-weight="normal" officeooo:rsid="00c9637e" style:font-weight-asian="normal" style:font-weight-complex="normal"/>
    </style:style>
    <style:style style:name="T55" style:family="text">
      <style:text-properties fo:font-weight="normal" officeooo:rsid="00c9842b" style:font-weight-asian="normal" style:font-weight-complex="normal"/>
    </style:style>
    <style:style style:name="T56" style:family="text">
      <style:text-properties fo:font-weight="normal" officeooo:rsid="00c99b88" style:font-weight-asian="normal" style:font-weight-complex="normal"/>
    </style:style>
    <style:style style:name="T57" style:family="text">
      <style:text-properties fo:font-weight="normal" officeooo:rsid="00caceeb" style:font-weight-asian="normal" style:font-weight-complex="normal"/>
    </style:style>
    <style:style style:name="T58" style:family="text">
      <style:text-properties fo:font-weight="normal" officeooo:rsid="00cacf14" style:font-weight-asian="normal" style:font-weight-complex="normal"/>
    </style:style>
    <style:style style:name="T59" style:family="text">
      <style:text-properties fo:font-weight="normal" officeooo:rsid="00cc1612" style:font-weight-asian="normal" style:font-weight-complex="normal"/>
    </style:style>
    <style:style style:name="T60" style:family="text">
      <style:text-properties fo:font-weight="normal" officeooo:rsid="00ccdff2" style:font-weight-asian="normal" style:font-weight-complex="normal"/>
    </style:style>
    <style:style style:name="T61" style:family="text">
      <style:text-properties fo:font-weight="normal" officeooo:rsid="00ce8b25" style:font-weight-asian="normal" style:font-weight-complex="normal"/>
    </style:style>
    <style:style style:name="T62" style:family="text">
      <style:text-properties fo:font-weight="normal" officeooo:rsid="00cf8906" style:font-weight-asian="normal" style:font-weight-complex="normal"/>
    </style:style>
    <style:style style:name="T63" style:family="text">
      <style:text-properties fo:font-weight="normal" officeooo:rsid="00d0f239" style:font-weight-asian="normal" style:font-weight-complex="normal"/>
    </style:style>
    <style:style style:name="T64" style:family="text">
      <style:text-properties fo:font-weight="normal" officeooo:rsid="00d2af8c" style:font-weight-asian="normal" style:font-weight-complex="normal"/>
    </style:style>
    <style:style style:name="T65" style:family="text">
      <style:text-properties fo:font-weight="normal" officeooo:rsid="00d4756a" style:font-weight-asian="normal" style:font-weight-complex="normal"/>
    </style:style>
    <style:style style:name="T66" style:family="text">
      <style:text-properties fo:font-weight="normal" officeooo:rsid="00d4767c" style:font-weight-asian="normal" style:font-weight-complex="normal"/>
    </style:style>
    <style:style style:name="T67" style:family="text">
      <style:text-properties fo:font-weight="normal" officeooo:rsid="00d47819" style:font-weight-asian="normal" style:font-weight-complex="normal"/>
    </style:style>
    <style:style style:name="T68" style:family="text">
      <style:text-properties fo:font-weight="normal" officeooo:rsid="00d66dfc" style:font-weight-asian="normal" style:font-weight-complex="normal"/>
    </style:style>
    <style:style style:name="T69" style:family="text">
      <style:text-properties fo:font-weight="normal" officeooo:rsid="00d7e5eb" style:font-weight-asian="normal" style:font-weight-complex="normal"/>
    </style:style>
    <style:style style:name="T70" style:family="text">
      <style:text-properties fo:font-weight="normal" officeooo:rsid="00d90a7d" style:font-weight-asian="normal" style:font-weight-complex="normal"/>
    </style:style>
    <style:style style:name="T71" style:family="text">
      <style:text-properties fo:font-weight="normal" officeooo:rsid="00d9a123" style:font-weight-asian="normal" style:font-weight-complex="normal"/>
    </style:style>
    <style:style style:name="T72" style:family="text">
      <style:text-properties fo:font-weight="normal" officeooo:rsid="00da67e7" style:font-weight-asian="normal" style:font-weight-complex="normal"/>
    </style:style>
    <style:style style:name="T73" style:family="text">
      <style:text-properties fo:font-weight="normal" officeooo:rsid="00ddf2b3" style:font-weight-asian="normal" style:font-weight-complex="normal"/>
    </style:style>
    <style:style style:name="T74" style:family="text">
      <style:text-properties fo:font-weight="normal" officeooo:rsid="00df4924" style:font-weight-asian="normal" style:font-weight-complex="normal"/>
    </style:style>
    <style:style style:name="T75" style:family="text">
      <style:text-properties fo:font-weight="normal" officeooo:rsid="00e23165" style:font-weight-asian="normal" style:font-weight-complex="normal"/>
    </style:style>
    <style:style style:name="T76" style:family="text">
      <style:text-properties fo:font-weight="normal" officeooo:rsid="00e2c2cb" style:font-weight-asian="normal" style:font-weight-complex="normal"/>
    </style:style>
    <style:style style:name="T77" style:family="text">
      <style:text-properties fo:font-weight="normal" officeooo:rsid="00e406a2" style:font-weight-asian="normal" style:font-weight-complex="normal"/>
    </style:style>
    <style:style style:name="T78" style:family="text">
      <style:text-properties fo:font-weight="normal" officeooo:rsid="00dbc5ae" style:font-weight-asian="normal" style:font-weight-complex="normal"/>
    </style:style>
    <style:style style:name="T79" style:family="text">
      <style:text-properties fo:font-weight="normal" officeooo:rsid="00dc6647" style:font-weight-asian="normal" style:font-weight-complex="normal"/>
    </style:style>
    <style:style style:name="T80" style:family="text">
      <style:text-properties fo:font-weight="normal" officeooo:rsid="00ddd1a1" style:font-weight-asian="normal" style:font-weight-complex="normal"/>
    </style:style>
    <style:style style:name="T81" style:family="text">
      <style:text-properties fo:font-weight="normal" officeooo:rsid="00e507c8" style:font-weight-asian="normal" style:font-weight-complex="normal"/>
    </style:style>
    <style:style style:name="T82" style:family="text">
      <style:text-properties fo:font-weight="normal" officeooo:rsid="00e5ad5d" style:font-weight-asian="normal" style:font-weight-complex="normal"/>
    </style:style>
    <style:style style:name="T83" style:family="text">
      <style:text-properties fo:font-weight="normal" officeooo:rsid="00e729a3" style:font-weight-asian="normal" style:font-weight-complex="normal"/>
    </style:style>
    <style:style style:name="T84" style:family="text">
      <style:text-properties fo:font-weight="normal" officeooo:rsid="00eabb56" style:font-weight-asian="normal" style:font-weight-complex="normal"/>
    </style:style>
    <style:style style:name="T85" style:family="text">
      <style:text-properties fo:font-weight="normal" officeooo:rsid="00eca5e1" style:font-weight-asian="normal" style:font-weight-complex="normal"/>
    </style:style>
    <style:style style:name="T86" style:family="text">
      <style:text-properties fo:font-weight="normal" officeooo:rsid="00ed0f94" style:font-weight-asian="normal" style:font-weight-complex="normal"/>
    </style:style>
    <style:style style:name="T87" style:family="text">
      <style:text-properties fo:font-weight="normal" officeooo:rsid="00ed9944" style:font-weight-asian="normal" style:font-weight-complex="normal"/>
    </style:style>
    <style:style style:name="T88" style:family="text">
      <style:text-properties officeooo:rsid="002f67ac"/>
    </style:style>
    <style:style style:name="T89" style:family="text">
      <style:text-properties officeooo:rsid="0030e8bf"/>
    </style:style>
    <style:style style:name="T90" style:family="text">
      <style:text-properties officeooo:rsid="00314c60"/>
    </style:style>
    <style:style style:name="T91" style:family="text">
      <style:text-properties officeooo:rsid="00330689"/>
    </style:style>
    <style:style style:name="T92" style:family="text">
      <style:text-properties officeooo:rsid="0034c8c9"/>
    </style:style>
    <style:style style:name="T93" style:family="text">
      <style:text-properties officeooo:rsid="0035d3a8"/>
    </style:style>
    <style:style style:name="T94" style:family="text">
      <style:text-properties officeooo:rsid="00366238"/>
    </style:style>
    <style:style style:name="T95" style:family="text">
      <style:text-properties officeooo:rsid="00377d06"/>
    </style:style>
    <style:style style:name="T96" style:family="text">
      <style:text-properties officeooo:rsid="00396952"/>
    </style:style>
    <style:style style:name="T97" style:family="text">
      <style:text-properties officeooo:rsid="003a4b5e"/>
    </style:style>
    <style:style style:name="T98" style:family="text">
      <style:text-properties officeooo:rsid="003aa8ad"/>
    </style:style>
    <style:style style:name="T99" style:family="text">
      <style:text-properties officeooo:rsid="003b6dac"/>
    </style:style>
    <style:style style:name="T100" style:family="text">
      <style:text-properties officeooo:rsid="003be6a6"/>
    </style:style>
    <style:style style:name="T101" style:family="text">
      <style:text-properties officeooo:rsid="0041ce37"/>
    </style:style>
    <style:style style:name="T102" style:family="text">
      <style:text-properties officeooo:rsid="00420595"/>
    </style:style>
    <style:style style:name="T103" style:family="text">
      <style:text-properties officeooo:rsid="004318fe"/>
    </style:style>
    <style:style style:name="T104" style:family="text">
      <style:text-properties officeooo:rsid="0018b155"/>
    </style:style>
    <style:style style:name="T105" style:family="text">
      <style:text-properties officeooo:rsid="0043cbcf"/>
    </style:style>
    <style:style style:name="T106" style:family="text">
      <style:text-properties officeooo:rsid="00457bd0"/>
    </style:style>
    <style:style style:name="T107" style:family="text">
      <style:text-properties officeooo:rsid="0045ccee"/>
    </style:style>
    <style:style style:name="T108" style:family="text">
      <style:text-properties officeooo:rsid="0046f770"/>
    </style:style>
    <style:style style:name="T109" style:family="text">
      <style:text-properties officeooo:rsid="00584322"/>
    </style:style>
    <style:style style:name="T110" style:family="text">
      <style:text-properties officeooo:rsid="005a437e"/>
    </style:style>
    <style:style style:name="T111" style:family="text">
      <style:text-properties officeooo:rsid="005acad2"/>
    </style:style>
    <style:style style:name="T112" style:family="text">
      <style:text-properties officeooo:rsid="005c02fd"/>
    </style:style>
    <style:style style:name="T113" style:family="text">
      <style:text-properties officeooo:rsid="005cde8e"/>
    </style:style>
    <style:style style:name="T114" style:family="text">
      <style:text-properties officeooo:rsid="005da9b9"/>
    </style:style>
    <style:style style:name="T115" style:family="text">
      <style:text-properties officeooo:rsid="005e4726"/>
    </style:style>
    <style:style style:name="T116" style:family="text">
      <style:text-properties officeooo:rsid="005fe6ec"/>
    </style:style>
    <style:style style:name="T117" style:family="text">
      <style:text-properties officeooo:rsid="00608581"/>
    </style:style>
    <style:style style:name="T118" style:family="text">
      <style:text-properties officeooo:rsid="00630812"/>
    </style:style>
    <style:style style:name="T119" style:family="text">
      <style:text-properties officeooo:rsid="00639340"/>
    </style:style>
    <style:style style:name="T120" style:family="text">
      <style:text-properties officeooo:rsid="0064016a"/>
    </style:style>
    <style:style style:name="T121" style:family="text">
      <style:text-properties officeooo:rsid="006507e6"/>
    </style:style>
    <style:style style:name="T122" style:family="text">
      <style:text-properties officeooo:rsid="006678c4"/>
    </style:style>
    <style:style style:name="T123" style:family="text">
      <style:text-properties officeooo:rsid="00680c1b"/>
    </style:style>
    <style:style style:name="T124" style:family="text">
      <style:text-properties officeooo:rsid="0068359c"/>
    </style:style>
    <style:style style:name="T125" style:family="text">
      <style:text-properties officeooo:rsid="00684e0e"/>
    </style:style>
    <style:style style:name="T126" style:family="text">
      <style:text-properties officeooo:rsid="006b1872"/>
    </style:style>
    <style:style style:name="T127" style:family="text">
      <style:text-properties officeooo:rsid="006bf52e"/>
    </style:style>
    <style:style style:name="T128" style:family="text">
      <style:text-properties officeooo:rsid="006ce138"/>
    </style:style>
    <style:style style:name="T129" style:family="text">
      <style:text-properties officeooo:rsid="006dfc60"/>
    </style:style>
    <style:style style:name="T130" style:family="text">
      <style:text-properties officeooo:rsid="00703c4f"/>
    </style:style>
    <style:style style:name="T131" style:family="text">
      <style:text-properties officeooo:rsid="00718f38"/>
    </style:style>
    <style:style style:name="T132" style:family="text">
      <style:text-properties officeooo:rsid="0072d191"/>
    </style:style>
    <style:style style:name="T133" style:family="text">
      <style:text-properties officeooo:rsid="00734cdb"/>
    </style:style>
    <style:style style:name="T134" style:family="text">
      <style:text-properties officeooo:rsid="0073ed88"/>
    </style:style>
    <style:style style:name="T135" style:family="text">
      <style:text-properties officeooo:rsid="00741b22"/>
    </style:style>
    <style:style style:name="T136" style:family="text">
      <style:text-properties officeooo:rsid="0075b494"/>
    </style:style>
    <style:style style:name="T137" style:family="text">
      <style:text-properties officeooo:rsid="0075e432"/>
    </style:style>
    <style:style style:name="T138" style:family="text">
      <style:text-properties officeooo:rsid="0076cfdd"/>
    </style:style>
    <style:style style:name="T139" style:family="text">
      <style:text-properties officeooo:rsid="007888fd"/>
    </style:style>
    <style:style style:name="T140" style:family="text">
      <style:text-properties officeooo:rsid="0078b540"/>
    </style:style>
    <style:style style:name="T141" style:family="text">
      <style:text-properties officeooo:rsid="007a828c"/>
    </style:style>
    <style:style style:name="T142" style:family="text">
      <style:text-properties officeooo:rsid="007aec2d"/>
    </style:style>
    <style:style style:name="T143" style:family="text">
      <style:text-properties officeooo:rsid="007d4292"/>
    </style:style>
    <style:style style:name="T144" style:family="text">
      <style:text-properties officeooo:rsid="007ea81d"/>
    </style:style>
    <style:style style:name="T145" style:family="text">
      <style:text-properties officeooo:rsid="007f0588"/>
    </style:style>
    <style:style style:name="T146" style:family="text">
      <style:text-properties officeooo:rsid="0080c465"/>
    </style:style>
    <style:style style:name="T147" style:family="text">
      <style:text-properties officeooo:rsid="00827e03"/>
    </style:style>
    <style:style style:name="T148" style:family="text">
      <style:text-properties officeooo:rsid="00846187"/>
    </style:style>
    <style:style style:name="T149" style:family="text">
      <style:text-properties officeooo:rsid="00848692"/>
    </style:style>
    <style:style style:name="T150" style:family="text">
      <style:text-properties officeooo:rsid="0085045b"/>
    </style:style>
    <style:style style:name="T151" style:family="text">
      <style:text-properties officeooo:rsid="0086688e"/>
    </style:style>
    <style:style style:name="T152" style:family="text">
      <style:text-properties officeooo:rsid="0087e0b8"/>
    </style:style>
    <style:style style:name="T153" style:family="text">
      <style:text-properties officeooo:rsid="00885f4c"/>
    </style:style>
    <style:style style:name="T154" style:family="text">
      <style:text-properties officeooo:rsid="008880ab"/>
    </style:style>
    <style:style style:name="T155" style:family="text">
      <style:text-properties officeooo:rsid="00888178"/>
    </style:style>
    <style:style style:name="T156" style:family="text">
      <style:text-properties officeooo:rsid="008888b2"/>
    </style:style>
    <style:style style:name="T157" style:family="text">
      <style:text-properties officeooo:rsid="008a6cb7"/>
    </style:style>
    <style:style style:name="T158" style:family="text">
      <style:text-properties officeooo:rsid="008b90bd"/>
    </style:style>
    <style:style style:name="T159" style:family="text">
      <style:text-properties officeooo:rsid="008eb930"/>
    </style:style>
    <style:style style:name="T160" style:family="text">
      <style:text-properties officeooo:rsid="008f6a3d"/>
    </style:style>
    <style:style style:name="T161" style:family="text">
      <style:text-properties officeooo:rsid="00910aec"/>
    </style:style>
    <style:style style:name="T162" style:family="text">
      <style:text-properties officeooo:rsid="009d4953"/>
    </style:style>
    <style:style style:name="T163" style:family="text">
      <style:text-properties officeooo:rsid="009f782c"/>
    </style:style>
    <style:style style:name="T164" style:family="text">
      <style:text-properties officeooo:rsid="00a061d5"/>
    </style:style>
    <style:style style:name="T165" style:family="text">
      <style:text-properties officeooo:rsid="00a0f114"/>
    </style:style>
    <style:style style:name="T166" style:family="text">
      <style:text-properties officeooo:rsid="00a2a253"/>
    </style:style>
    <style:style style:name="T167" style:family="text">
      <style:text-properties officeooo:rsid="00a2f6e0"/>
    </style:style>
    <style:style style:name="T168" style:family="text">
      <style:text-properties officeooo:rsid="005954a4"/>
    </style:style>
    <style:style style:name="T169" style:family="text">
      <style:text-properties officeooo:rsid="00a35cce"/>
    </style:style>
    <style:style style:name="T170" style:family="text">
      <style:text-properties officeooo:rsid="00a457cf"/>
    </style:style>
    <style:style style:name="T171" style:family="text">
      <style:text-properties officeooo:rsid="00a74f6f"/>
    </style:style>
    <style:style style:name="T172" style:family="text">
      <style:text-properties officeooo:rsid="00a77be9"/>
    </style:style>
    <style:style style:name="T173" style:family="text">
      <style:text-properties officeooo:rsid="00a8b65f"/>
    </style:style>
    <style:style style:name="T174" style:family="text">
      <style:text-properties officeooo:rsid="00a9b47f"/>
    </style:style>
    <style:style style:name="T175" style:family="text">
      <style:text-properties officeooo:rsid="00aa519a"/>
    </style:style>
    <style:style style:name="T176" style:family="text">
      <style:text-properties officeooo:rsid="00aa7178"/>
    </style:style>
    <style:style style:name="T177" style:family="text">
      <style:text-properties officeooo:rsid="00aa7aa2"/>
    </style:style>
    <style:style style:name="T178" style:family="text">
      <style:text-properties officeooo:rsid="00ad281e"/>
    </style:style>
    <style:style style:name="T179" style:family="text">
      <style:text-properties officeooo:rsid="00ae913b"/>
    </style:style>
    <style:style style:name="T180" style:family="text">
      <style:text-properties officeooo:rsid="00b05db4"/>
    </style:style>
    <style:style style:name="T181" style:family="text">
      <style:text-properties officeooo:rsid="00b0d230"/>
    </style:style>
    <style:style style:name="T182" style:family="text">
      <style:text-properties officeooo:rsid="00b230b6"/>
    </style:style>
    <style:style style:name="T183" style:family="text">
      <style:text-properties officeooo:rsid="00b373d4"/>
    </style:style>
    <style:style style:name="T184" style:family="text">
      <style:text-properties officeooo:rsid="00b437bc"/>
    </style:style>
    <style:style style:name="T185" style:family="text">
      <style:text-properties officeooo:rsid="00b49e22"/>
    </style:style>
    <style:style style:name="T186" style:family="text">
      <style:text-properties officeooo:rsid="00b6f5e0"/>
    </style:style>
    <style:style style:name="T187" style:family="text">
      <style:text-properties officeooo:rsid="00b7d95f"/>
    </style:style>
    <style:style style:name="T188" style:family="text">
      <style:text-properties officeooo:rsid="00b86795"/>
    </style:style>
    <style:style style:name="T189" style:family="text">
      <style:text-properties officeooo:rsid="00b88584"/>
    </style:style>
    <style:style style:name="T190" style:family="text">
      <style:text-properties officeooo:rsid="00b8c3b5"/>
    </style:style>
    <style:style style:name="T191" style:family="text">
      <style:text-properties officeooo:rsid="00bb7f0c"/>
    </style:style>
    <style:style style:name="T192" style:family="text">
      <style:text-properties officeooo:rsid="00bc7480"/>
    </style:style>
    <style:style style:name="T193" style:family="text">
      <style:text-properties officeooo:rsid="00bde7b5"/>
    </style:style>
    <style:style style:name="T194" style:family="text">
      <style:text-properties officeooo:rsid="00bfc3b7"/>
    </style:style>
    <style:style style:name="T195" style:family="text">
      <style:text-properties officeooo:rsid="00c419b7"/>
    </style:style>
    <style:style style:name="T196" style:family="text">
      <style:text-properties officeooo:rsid="00c5cdae"/>
    </style:style>
    <style:style style:name="T197" style:family="text">
      <style:text-properties officeooo:rsid="00da67e7"/>
    </style:style>
    <style:style style:name="T198" style:family="text">
      <style:text-properties officeooo:rsid="00e0bb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71">09</text:span>.1<text:span text:style-name="T171">1</text:span>.2021</text:p>
      <text:p text:style-name="P44">Kaksi puol' haltijaa</text:p>
      <text:p text:style-name="P43">Kalle Tossavainen</text:p>
      <text:p text:style-name="P1"/>
      <text:p text:style-name="P2">Luku 1</text:p>
      <text:p text:style-name="P15"/>
      <text:p text:style-name="P21">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122">ja</text:span> <text:span text:style-name="T122">hän näyttää ikäistään </text:span><text:soft-page-break/><text:span text:style-name="T122">vanhemmalta, joten</text:span> korkemetsässä aletaan juoruilla asiasta. Yolanda päätetään lähettää pyhiinvaellukselle druidien pyhi<text:span text:style-name="T123">in paikkoihin. </text:span><text:span text:style-name="T124">Pohjanmetsässä on Tapion temppeli, maanalaiset sienimiehet palvovat Tattia ja Tasavallan </text:span><text:span text:style-name="T125">merimiehet </text:span><text:span text:style-name="T127">taas palvovat </text:span><text:span text:style-name="T128">Ahtia</text:span><text:span text:style-name="T127">, mutta näitä hänen druidejaan on vaikeampi löytää, koska matkustavat usein laivojen mukana.</text:span></text:p>
      <text:p text:style-name="P21"/>
      <text:p text:style-name="P21"><text:span text:style-name="T129">Seuraavaksi Yolanda suuntaa viisaan</text:span> pöllö<text:span text:style-name="T129">n luo</text:span>, joka kertoo hänelle <text:span text:style-name="T129">tietämänsä</text:span> ulkopuolisesta maailmasta. <text:span text:style-name="T129">Pöllö on perehtynyt ulkomaailmasta peräisin oleviin kirjoihin enemmän kuin kukaan muu Korkeametsässä. Lisäksi hän on lentäen tutkinut metsän ulkopuolista aluetta jopa satojen kilometrien päähän. Suurin ihmetys </text:span><text:span text:style-name="T121">ulkomaailmassa </text:span><text:span text:style-name="T129">Yolandalle on, että siellä </text:span><text:span text:style-name="T121">ei yleensä asuta puissa, vaan kivisissä taloissa ja jotkut asuvat jopa maan alla. </text:span><text:span text:style-name="T154">Pöllö jatkaa juttuaan myöhään yöhön ja jotkut asiat ihmetyttävät Yolandaa hiukan enemmän ja jotkut hiukan vähemmän. </text:span><text:span text:style-name="T155">Oi kuinka upeaa tuleekaan olemaan nähdä nämä ihmeet itse, metsä on kyllä kaunis paikka, mutta kovinkaan moni metsähaltija ei ole nähnyt mitä metsän ulkopuolella on. </text:span><text:span text:style-name="T156">Suureksi ihmeeksi metsän ulkopuolella on myös muita metsiä, jotka ovat omina saarekkeinaan, joskaan yksikään ei ole yhtä suuri kuin Korkeametsä. </text:span><text:span text:style-name="T157">Näissä metsissä Yolandan tulisi myös käydä tilaisuuden koittaessa, tarkistamassa minkälaista elämä niissä on. Joissain asuu kuulema ihan erilaisia eläimiäkin </text:span><text:span text:style-name="T158">ja jokaisessa metsässään on myös oma druidinsa. Näihin ei ole pidetty yhteyttä aikoihin, joten on tarpeen tarkistaa mikä tilanne missä päin onkaan.</text:span></text:p>
      <text:p text:style-name="P21"/>
      <text:p text:style-name="P22">Ennen lähtöä Yolandan tulee <text:span text:style-name="T130">läpäistä testi, </text:span>hänen tulee <text:span text:style-name="T129">tavata</text:span> Korkeametsän synkällä laidalla elävä satyyri. <text:span text:style-name="T144">Ne</text:span><text:span text:style-name="T131"> ovat ihmisen kaltaisia olentoja, mutta he kulkevat kahdella vuohen jalall</text:span><text:span text:style-name="T142">a, </text:span><text:span text:style-name="T131">päässään heillä ovat käppyräiset sarvet </text:span><text:span text:style-name="T142">ja takaa roikkuu häntä</text:span><text:span text:style-name="T131">. Vaikka </text:span><text:span text:style-name="T132">s</text:span><text:span text:style-name="T131">atyyrit luetaan myös metsän asukeiksi ja saavat asua siellä vapaasti, ovat he yleensä </text:span><text:span text:style-name="T195">muista metsän asukeista poiketen</text:span><text:span text:style-name="T131"> pahoja. </text:span><text:span text:style-name="T132">Aluetta millä satyyrit viihtyvät, kutsutaan Synkmetsäksi ja monet, mutta eivät kuitenkaan kaikki, metsän asukit välttävät sitä. </text:span><text:span text:style-name="T133">Yolandaa varoitetaan, että</text:span> huilua soittava satyyri on vaarallinen. <text:span text:style-name="T134">Hän matkaa syvemmälle Synkmetsään ja hänestä alkaa tuntumaan siltä, kuin häntä katseltaisiin. </text:span><text:span text:style-name="T135">Vilkaistessaan vaistomaisesti vasemmalle, hän näkee pimeydessä kaksi hohtavaa silmää. </text:span><text:span text:style-name="T136">Haltijoilla ja jopa puol’ haltijoilla on yleensä hyvä hämäränäkö, mutta nyt silmät tuntuvat hohtavan epäluonnollisesta synkkyydestä käsin. </text:span><text:span text:style-name="T137">Satyyri esittelee itsensä “Hei, olen </text:span><text:span text:style-name="T138">Bugsy, Synkmetsän satyyrien prinssi, mitä asiaa </text:span><text:span text:style-name="T139">metsän </text:span><text:span text:style-name="T138">prinsessalla on tänne, kenties tulit kosima-aikeissa?” hän sanoo ivalliseen sävyyn tunnistaen Yolandan oitis. “</text:span><text:span text:style-name="T140">Olen lähdössä maailmalle ja sitä ennen minun pitää tavata sinut, kuka ties minkä takia.” Yolanda vastaa. “</text:span><text:span text:style-name="T141">Oletko varma, ettet ole kosima-aikeissa?” Bugsy kysyy nyt paljon maireammalla äänellä ja alkaa soittamaan pan-huiluaan. </text:span><text:span text:style-name="T142">Hetken ajan Yolanda tuntee eläimellistä vetoa satyyriä kohtaan, mutta tajuaa pian mistä on kyse ja viimeistään näky Bugsyn </text:span><text:span text:style-name="T144">sorkista</text:span><text:span text:style-name="T142"> murtaa lumouksen. “</text:span><text:span text:style-name="T143">Taikasi ei minuun tehoa oi vanha pukki, tiedätkö sinä todellisen syyn miksi minut on luoksesi johdatettu?”. “Tiedän tai en tiedä, miksi sen sinulle kertoisin?”. “</text:span><text:span text:style-name="T144">Ehkäpä siksi, että olet tylsistynyt?” Yolanda sanoo ja </text:span><text:span text:style-name="T145">alkaa tekemään omaa lumoustaan. Satyyri tuntuu ensin vastustavan sitä, mutta sitten hän tuntee Mielikin läheisyyden tavanomaista vahvemmin ja satyyri tuntuu jähmettyvän paikoilleen lasittunut katse hohtavissa silmissään. “</text:span><text:span text:style-name="T146">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47">väistää</text:span> nuolen. <text:span text:style-name="T147">Satyyri on jo liian lähellä toista nuolta varten, joten Yolanda ottaa esiin illanpuusta tehdyn tapparansa, hän ei ehdi kuitenkaan lyödä sillä ja täpärästi</text:span> onnistuu väistämään <text:span text:style-name="T147">satyyrin puskun</text:span>. <text:span text:style-name="T148">Satyyri kiroaa ja valmistautuu uuteen rynnäkköön, silmät suorastaan leimuavat nyt. </text:span><text:span text:style-name="T149">Tällä kertaa Yolanda on kuitenkin valmis tapparansa kanssa ja ketteryydellään onnistuu väistämään uuden rynnäkön ja osuu satyyriä päähän. </text:span>Satyyri<text:span text:style-name="T149">ltä menee taju hetkeksi ja hän kaatuu maahan.</text:span> <text:span text:style-name="T150">Pian herättyään, se näkee Yolandan yläpuolellaan valmiina iskemään uudestaan ja </text:span><text:s/>alkaa anelemaan armoa, <text:span text:style-name="T151">jo</text:span><text:span text:style-name="T196">ta</text:span><text:span text:style-name="T151"> Yolanda auliisti myöntää.</text:span> Yolanda on valmis lähtemään maailmalle <text:span text:style-name="T152">tietäen, että Mielikki ei häntä hylkää</text:span>.</text:p>
      <text:p text:style-name="P15"/>
      <text:p text:style-name="P2">Luku 2</text:p>
      <text:p text:style-name="P15"/>
      <text:p text:style-name="P16"><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Joku kertoo, että keiju oli taikonut kauppiaan hevoset näkymättömiksi ja kauppias oli säikähtänyt tästä. “</text:span><text:span text:style-name="T3">Mutta sinullahan on sinun hevosesi, <text:s/>lopeta nyt jo tuo” keiju virnuilee. Hiukan tukevalta kauppiaalta tuntuu olevan puhti jo hieman pois, mutta voimaa riittää silti huutamiseen. “Paholaisen sikiö sinä olet ja te naurajatkin sietäisitte joutua suoraan manalaan!”. </text:span><text:span text:style-name="T4">Yolanda tietää hyvin millainen luonne keijuilla on ja alkaa rauhoittelemaan kauppiasta. 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126">Olen varmasti hyödyllinen, osaan vaikka mitä, katsokaa tämä taikatemppu</text:span><text:span text:style-name="T7">” </text:span><text:span text:style-name="T126">(Vetää pussista pupun) “Osaan myös lentää, katsokaa!”</text:span><text:span text:style-name="T7">. </text:span><text:span text:style-name="T187">(Pupu loikkii pois). </text:span><text:span text:style-name="T7">Yolanda vaikuttaa hiukan vastahakoiselta, mutta Wilberforcen ja Gilgameshin mielestä tämä on hyvä idea. Viisikko lähtee tien päälle.</text:span></text:p>
      <text:p text:style-name="P15"/>
      <text:p text:style-name="P2">Luku 3</text:p>
      <text:p text:style-name="P15"/>
      <text:p text:style-name="P15">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text:soft-page-break/>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 </text:span><text:span text:style-name="T187">hän vetää pussistaan tälläkertaa oravan, joka kiipeää äkkiä läheiseen puuhun. Kyläläiset eivät ole kovin hämmästyneitä, onhan alueella muutoinkin paljon oravia.</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p>
      <text:p text:style-name="P15"/>
      <text:p text:style-name="P2">Luku 4</text:p>
      <text:p text:style-name="P15"/>
      <text:p text:style-name="P15">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text:span text:style-name="T188">Trixxie on ainut, johon metsän synkkyys ei vaikuta ja hän lauleskelee laulua. </text:span>Melkein heti metsään saavuttua, heidän kimppuunsa hyökkää kaksi peikkoa. <text:span text:style-name="T189">Sankarimme ampuvat niitä kohti useammankin nuolen, mutta ne</text:span> eivät <text:span text:style-name="T189">peikkoihi</text:span>n <text:span text:style-name="T189">oikein</text:span> tehoa. <text:s/><text:span text:style-name="T189">Muut väistelevät peikkoja ja Wilberforce onnistuu osumaan toiseen miekallaan, tehden vain vähän vahinkoa. </text:span>Peikonturma <text:span text:style-name="T189">kuitenkin</text:span> todistaa olevansa palkkansa arvoinen <text:span text:style-name="T189">ja pian toinen peikko on hengiltä. Trixxie on onnistunut suututtamaan jäljellä olevan peikon jutuillaan ja tämän keskittyessä huitomaan vinhasti ilmassa pyörivää Trixxietä, Peikonturma onnistuu lyömään myös viimeistä peikkoa kuolettavasti</text:span>. <text:span text:style-name="T190">Ensimäisen peikon raato on alkanut jo uusiutumaan, joten </text:span>Gilgamesh hävittää ruumiit tulella, jotta niistä ei sikisisi <text:span text:style-name="T190">enää </text:span>uusia peikkoja. Peikonturma ottaa voittonsa kunniaksi hiukan simaa ja säteilee ylpeydestä. Wilberforce ja Yolanda säveltävät laulun Peikonturman sankaruudesta, jo<text:span text:style-name="T186">n</text:span>ka sanat menevät näin.</text:p>
      <text:p text:style-name="P15"/>
      <text:p text:style-name="P15">Sankareita uhkaa peikot, juoksisivat pakoon heikot</text:p>
      <text:p text:style-name="P15">Mutta turha on kenenkään surra, kun paikalla on Peikonturma</text:p>
      <text:p text:style-name="P15">Pois päiviltä hoituu peikot, iloisia ovat mukana olevat veikot</text:p>
      <text:p text:style-name="P15">Ansainnut on simansa, ei onnistunut peikkojen ansa.</text:p>
      <text:p text:style-name="P15"/>
      <text:p text:style-name="P15">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kää pois!”. Korpissa on jotain outoa, sen silmät hehkuvat punaisena. Urhoolliset sankarit eivät kuitenkaan moisesta linnusta välitä ja etenevät. Pian he kuitenkin huomaavat, että linnunpelättimen silmät hehkuvat myös ja tämä alkaa lähestymään ryhmää, ilkeän näköinen viikate valoa heijastaen. Kaikille tulee outo painajaismainen olo, mutta Wilberforce, Yolanda, Gilgamesh <text:span text:style-name="T186">ja Trixxie</text:span> pystyvät vastustamaan sitä. Urhea Peikonturma taas ei ota asiaa kuitenkaan kovin hyvin. Hän ottaa simaryyppyjä kovinkin tiuhaan, mutta huomattuaan ettei tämäkään auta, hän lähtee juoksemaan pakoon. Linnunpelätin ottaa osumaa nuolista, mutta Gilgameshin tuliloitsu viimeistelee moisen <text:soft-page-break/>kammotuksen. Kammotus näyttää päällisin puolin olevan rakennettu heinistä, jotka ovat nyt pahasti kärventyneet. Tarkemmin tutkiessa heinän sisältä löytyy kuitenkin luita. E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5"/>
      <text:p text:style-name="P2">Luku 5 Noidan luo</text:p>
      <text:p text:style-name="P28"/>
      <text:p text:style-name="P17"><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text:span><text:soft-page-break/><text:span text:style-name="T19">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27"><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text:span><text:span text:style-name="T50">yrittää l</text:span><text:span text:style-name="T26">entää ulos avoimesta ikkunasta “KUULETTE MINUSTA VIELÄ!”. </text:span><text:span text:style-name="T50">Noita on kuitenkin ehkä lihonut hiukan viime kerrasta, kun lentänyt samaisesta ikkunasta ja jääkin nolosti jumiin ikkunan karmiin. </text:span><text:span text:style-name="T51">Hän loitsii itseään pienemmäksi ja onnistuukin, mutta ilo tästä jää lyhyeksi, koska Gilgamesh nappaa nyt Trixxien kokoisen noidan tiukkaan otteeseen. </text:span><text:span text:style-name="T52">Noita yrittää kirota Gilgameshiä, mutta kirousyritys päätyy surkeaan pieraisuun Gilgameshin puristaessa noitaa. </text:span><text:span text:style-name="T53">Tällä aikaa e</text:span><text:span text:style-name="T29">lävät haarniskat tuottavat hiukan harmia </text:span><text:span text:style-name="T53">muille</text:span><text:span text:style-name="T29">, jälleen kerran teräaseista ei ole paljoa hyötyä ja Peikonturma saa pahan näköisen haavan käteensä. Yolanda kuitenkin pystyy parantamaan tämän. </text:span><text:span text:style-name="T53">Ja pian haarniskat lojuvat lommoilla lattialla pahan voiman kadotessa niiden sisältä. </text:span><text:span text:style-name="T54">Nyt täytyy keksiä mitä noidalle tehdään, pieni mutta pippurinen noita ei nimittäin näytä luovuttavan sitten millään. </text:span><text:span text:style-name="T55">Trixxie lausuu loitsun, joka estää taikoja </text:span><text:span text:style-name="T56">ja noita päätetään viedä Pohjanmetsän kylään tuomiolle. </text:span><text:span text:style-name="T57">Noita kasvaa oitis oikeaan kokoonsa ja hänen kätensä sidotaan ja suu tukitaan, jottei hän vahingossakaan pääse lausumaan kirouksiaan. </text:span><text:span text:style-name="T58">Ala-kertaan mentäessä Henkseli “löydetään” viimein piilostaan. “Olipas sinulla hyvä piilo!” Gilgamesh sanoo Henkselille. </text:span><text:span text:style-name="T59">Henkseli näyttää iloiselta ja röyhtäisee. “Miksi olette sitoneet Grimeldan?” hän kysyy. </text:span><text:span text:style-name="T60">Yolanda poistaa noidan suukapulan hetkeksi ja noita huutaa “OLISINPA SYÖNYT SINUT!”. Suu tukitaan uusiksi ja Yolanda kysyy loukkaantuneen näköiseltä Henkseliltä, että “Vieläkö uskot että Grimelda oli oikeasti ystäväsi?”. </text:span><text:span text:style-name="T61">Henkseli tuntuu tajuavan kuinka lähellä hänen henkensä menettäminen on ollut. </text:span><text:span text:style-name="T62">Ennen lähtöä Pohjanmetsään peltimies pakataan muulin kyytiin, aikomuksena korjata se myöhemin. </text:span><text:span text:style-name="T63">Huber</text:span><text:span text:style-name="T64">t</text:span><text:span text:style-name="T63"> esittelee myös vihdoin miten tuliase toimii. </text:span><text:span text:style-name="T65">Onttoon putkeen pakataan jauhetta, mitä hän kutsuu ruudiksi, tämän päälle laitetaan kuula. Putken seinämässä olevaan reikään asetetaan tulilanka, joka sitten sytytetään palamaan. Hetken päästä </text:span><text:soft-page-break/><text:span text:style-name="T65">kuuluu pamaus, jota kaikki paitsi Huber säikähtävät ja kuula lentää osuen puuhun </text:span><text:span text:style-name="T66">tehden siihen reiän</text:span><text:span text:style-name="T65">. “</text:span><text:span text:style-name="T67">Vai että tälläinen ase, liekö käytännöllinen?” Wilberforce pohtii. “</text:span><text:span text:style-name="T68">Niin, onhan tämä hiukan hidas käyttää, mutta tekee reiän hiukan paksumaankin panssariin. Olen rakentanut näitä pari sataa kappaletta noidan vankina ollessani, mutta en tiedä minne ne ovat päätyneet”. </text:span><text:span text:style-name="T69">Ryhmä matkaa takaisin Pohjanmetsään, missä raivostuneet asukkaat nappaavat noidan heti käsiinsä. </text:span><text:span text:style-name="T70">Yolanda yrittää rauhoitella asukkaita, mutta ei onnistu siinä. </text:span><text:span text:style-name="T74">Hubert ryntää vanhempiensa luo, jotka ihmettelevät kuinka hänestä on tullut niin pullea. </text:span><text:span text:style-name="T71">Noita asetetaan häpeäpaaluun ja kyläläiset lapsista vanhuksiin heittelevät noitaa mädillä tomaateilla. </text:span><text:span text:style-name="T72">Wilberforce yrittää kysyä noidalta, minne aseet ovat myyty, mutta vielä uhmakas noita ei suostu sitä kertomaan. “</text:span><text:span text:style-name="T73">Ehkä huomenna kerrot” Wilberforce tokaisee. </text:span><text:span text:style-name="T75">Illalla Peikonturma juo tavanomaista enemmän simaa ja kertoo tarinoita kyläläisille. </text:span><text:span text:style-name="T76">Wilberforce ja Yolanda soittavat laulun Peikonturman sankaruudesta, jossa on nyt uusi säe. </text:span><text:span text:style-name="T77">Kun muut menevät nukkumaan, jatkaa Peikonturma tarvinointiaan muutamalle muulle yökyöpelille. Kiitoksena tarinoinnista, he tarjoavat Peikonturmalle lohikäärmeen henkäys-juomaa.</text:span></text:p>
      <text:p text:style-name="P46"/>
      <text:p text:style-name="P14"><text:span text:style-name="T197">P</text:span>ohjanmetsän druidi</text:p>
      <text:p text:style-name="P28"/>
      <text:p text:style-name="P47"><text:span text:style-name="T78">Yövyttyään jälleen majatalossa, kuuluu aamulla hyviä uutisia. Kylän lehmät ovat alkaneet lypsää jälleen hyvää maitoa, </text:span><text:span text:style-name="T79">mutta uutta viljasatoa joutuu odottamaan seuraavaan vuoteen. </text:span><text:span text:style-name="T80">Yolanda kysyy, onko noita vielä voinnissaan. “No ei ole, hän löytyi aamulla häpeäpaalusta hengettömänä. Kuka lie tappanut”. </text:span><text:span text:style-name="T81">Peikonturma saapuu aamupalalle hiukan myöhässä ja hän näyttää huonovointiselta. “</text:span><text:span text:style-name="T82">Tuntuu kuin jättiläinen tömistelisi pääkallossain”. “Ehkäpä siemaus simaa helpottaa oloasi?” Gilgamesh ehdottaa. Peikonturman käytöksestä päätellen </text:span><text:span text:style-name="T83">ei helpota</text:span><text:span text:style-name="T82">, koska hän ryntää pihalle ja oksentaa rivissä olevi</text:span><text:span text:style-name="T85">e</text:span><text:span text:style-name="T82">n </text:span><text:span text:style-name="T86">kauniiden</text:span><text:span text:style-name="T82"> kukkien päälle. </text:span><text:span text:style-name="T84">Kukat eivät näytä enää kovin kauniilta. </text:span><text:span text:style-name="T87">Hän palaa takaisin sisälle ja sanoo “Vointini ei ole kovin hyvä, join eilen lohikäärmeen henkäystä, mikä oli paha virhe, ainut mihin tuota ainetta pitäisi käyttää ovat tulipommit”. Trixxie on tällä välin käynyt tutkimassa nyt koristeltua kukkarivistöä “Olet hotkaissut eilen kokonaisen lihapullan, löysin sen” hän hihittää.</text:span></text:p>
      <text:p text:style-name="P32"/>
      <text:p text:style-name="P32">“<text:span text:style-name="T198">Keisarinmetsän druidista ei ole kuulunut mitään pitkään aikaan, meillä oli tapana tavata vuosittain, mutta nyt on väliin jäänyt jo monta vuotta”.</text:span></text:p>
      <text:p text:style-name="P28"/>
      <text:p text:style-name="P15"/>
      <text:p text:style-name="P8">Vedensyvä</text:p>
      <text:p text:style-name="P8"/>
      <text:p text:style-name="P19"><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liikkuukin yhtäkkiä kauemmas. </text:span><text:span text:style-name="T43">Trixxietä naurattaa ja pieni hymy nousee myös muiden kasvoille. </text:span><text:span text:style-name="T44">Kolikonpoimijaa ei kuitenkaan huvita, hän yrittää poimia kolikkoa vielä pari kertaa, kolikon ja se siirtyy aina kauemmas. Kiroillen kolikonpoimija lähtee pois.</text:span></text:p>
      <text:p text:style-name="P2"/>
      <text:p text:style-name="P30">Tori, mustalaiseukko. <text:span text:style-name="T93">Cassandra ja </text:span><text:span text:style-name="T92">Yojimbo.</text:span></text:p>
      <text:p text:style-name="P30"/>
      <text:p text:style-name="P9">Nauravan hiiden taverna</text:p>
      <text:p text:style-name="P30">Taverna on täynnä väkeä, tänään esiintyy maankuulu bardi Cassandra. Hän on todellakin lahjakas</text:p>
      <text:p text:style-name="P30">muusikko, mutta hänen lauluäänensä on vielä soittoansakin parempi. Esiintymisen jälkeen yleisö</text:p>
      <text:p text:style-name="P30"><text:soft-page-break/>tungeksii hänen lähelleen, kaikki haluaisivat jutella hänen kanssaan ja pyytääpä joku hänen</text:p>
      <text:p text:style-name="P23">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text:p>
      <text:p text:style-name="P30"/>
      <text:p text:style-name="P30">Tori, mustalaiseukko. Cassandra ja Yojimbo.</text:p>
      <text:p text:style-name="P30"/>
      <text:p text:style-name="P10">Lordien puheille</text:p>
      <text:p text:style-name="P10"/>
      <text:p text:style-name="P31">Välit tasavallan ja keisarikunnan välillä ovat kiristyneet. <text:span text:style-name="T114">Koska olette lahjakkaita bardeja, olisi se hyvä peite sille, että käytte tutkimassa kuinka todellinen sodan uhka on.</text:span></text:p>
      <text:p text:style-name="P3"/>
      <text:p text:style-name="P2">Tontun Paja</text:p>
      <text:p text:style-name="P2"/>
      <text:p text:style-name="P29">Herbert ei ole kertaakaan näyttänyt näin iloiselta kun hän pääsi takaisin pajalleen. Hän esittelee muille keksintöjään, joista suurin osa kuitenkin tuntuu olevan jokseenkin käyttökelvottomia, mutta onpa joukossa muutama todella nerokaskin idea. <text:span text:style-name="T89">Hän käynnistää kummallisen höyry</text:span><text:span text:style-name="T101">ä</text:span><text:span text:style-name="T89"> puhkuvan aparaatin. Hän kutsuu tätä h</text:span><text:span text:style-name="T88">öyrykoneen prototyyp</text:span><text:span text:style-name="T89">iksi ja se </text:span><text:span text:style-name="T88"><text:s/>toimii vieläkin. “</text:span><text:span text:style-name="T90">Mikä tälläisen keksinnön tarkoitus on?” Gilgamesh kysyy. Hubert kertoo, että sillä voisi vaikka vetää hevosen sijasta vaunua tai johonkin muuhun työhön, joka vaatii lihasta. “</text:span><text:span text:style-name="T91">Yritin myydä tätä tasavallalle, ideana että kahden kaupungin väliin rakennettaisiin rata, jota pitkin ihmiset pääsisivät kulkemaan. He eivät kuitenkaan kiinnostuneet ideasta, mutta Kaivannon kääpiöt innostuivat.”.</text:span></text:p>
      <text:p text:style-name="P15"/>
      <text:p text:style-name="P6">Vuorenjuuri</text:p>
      <text:p text:style-name="P34"/>
      <text:p text:style-name="P37">Vuorenjuurta hallitsee Tiberiux, joka on taitava taistelija, seppä ja myös pappi. <text:span text:style-name="T102">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105">Tasavallan alueella ja muuallakin elävät mäenkääpiöt ovat kirjavampaa porukkaa, </text:span><text:span text:style-name="T106">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107">Lisäksi syvänkääpiöt käyttävät kaivoksillaan orjia ja ovat muutenkin pahansisuisia. </text:span><text:span text:style-name="T108">Vuorikääpiöt elävät kuitenkin sovussa muiden kääpiöiden kanssa ja käyvät kauppaa jopa syvänkääpiöiden kanssa, laskevat heidät kuitenkin serkuikseen. </text:span><text:span text:style-name="T181">Tämän kerrottuaan hän säikähtää, “Mihin signettisormukseni katosi?”. </text:span><text:span text:style-name="T182">Trixxie tunnustaa heti “Ai tämä kultainen sormus missä hieno rubiini? Lainasin sitä, tässä saat sen takaisin”. </text:span><text:span text:style-name="T183">Tiberiuxin ilme on hetken ankara, mutta pian hän leppyy. “Keijun pahimus, olisi pitänyt arvata, kuinkahan monta ‘lainattua’ esinettä sinulla on säkissäsi?”. “Niin, tämä ei ole ensimäinen kerta kun olet ‘lainannut’ jotain.”. </text:span><text:span text:style-name="T184">Trixxie kaataa säkkinsä sisällön pöydälle ja kaikki hämmästyvät, “Miten noin pieneen säkkiin voi mahtua noin paljon tavaroita?” Yolanda kysyy? “Se on taikasäkki tietenkin.” Trixxie vastaa. </text:span><text:span text:style-name="T185">Pöydällä on mitä kummallisempia esineitä, kuten vaaka, lukko jossa ei ole avainta, papin pyhä symboli, useita sormuksia ja kaikenlaisia hyödyllisiä sekä vähemmän hyödyllisiä esineitä. Suurin yhdistävä tekijä valikoimalla on se, että esineet ovat aika nättejä. “Koskas ajattelit palauttaa nämä?” Tiberiux kysyy. “Niin, nämä vain unohtuivat tänne, tarkoitus oli palauttaa jo aikaisemmin, mutta en ole tavannut näiden omistajia aikoihin ja jos totta puhutaan, en edes muista keneneltä olen mitäkin lainannut.”.</text:span></text:p>
      <text:p text:style-name="P15"><text:soft-page-break/></text:p>
      <text:p text:style-name="P5">Kaivanto</text:p>
      <text:p text:style-name="P33"/>
      <text:p text:style-name="P18"><text:span text:style-name="T104">Ensinäkymä Kaivannosta, </text:span><text:span text:style-name="T103">syvä</text:span><text:span text:style-name="T104">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ajuavan asian laidan. </text:span><text:span text:style-name="T13">“Tämä paikka on epäluonnollinen, tunne</text:span><text:span text:style-name="T153">n vain heikon</text:span><text:span text:style-name="T13"> yhtey</text:span><text:span text:style-name="T153">den</text:span><text:span text:style-name="T13"> Mielikkiin täällä.”, </text:span><text:span text:style-name="T14">Yolanda kertoo.</text:span></text:p>
      <text:p text:style-name="P15"/>
      <text:p text:style-name="P15"/>
      <text:p text:style-name="P7">Keisarikunta</text:p>
      <text:p text:style-name="P15"/>
      <text:p text:style-name="P40">Keisarikunnan rajalla ollut metsä on kaadettu kokonaan. Siellä eivät enää linnut laula eivätkä oravat kirmaa. Metsän druidin kohtalo on myös varmaan ollut karu. “<text:span text:style-name="T178">Voi tätä surua, en henno kertoa tätä Äitikullalle, hän ei varmasti kestä tälläistä tragediaa.” Yolanda pohtii kyynel silmänkulmassa. </text:span><text:span text:style-name="T179">Gilgamesh on täysin raivoissaan “Eivät jättäneet edes yhtä puuta!”. </text:span><text:span text:style-name="T191">Jopa yleensä iloinen Trixxie on surullinen, mutta suureksi osaksi sen takia, koska muut ovat niin murheellisia. </text:span><text:span text:style-name="T194">Pian ryhmää lähestyy Keisarillinen partio ratsain, heidän johtajansa sanoo “Mitäs meillä on täällä? Muut olette kyllä tervetulleita, mutta tuo tontun rumilus saa mennä takaisin sinne mistä tulikin”.</text:span></text:p>
      <text:p text:style-name="P15"/>
      <text:p text:style-name="P36">Koska tontut eivät ole tervetulleita keisarikuntaan, Hubert naamioidaan kääpiöksi. Naamio kruunaa Trixxien suurennusloitsu, Hubert ei enää näytä niin hintelältä vaan kohtuullisen pitkältä kääpiöltä. <text:span text:style-name="T94">Loitsun pitäisi kestää iltaan asti, jolloin päästään majatalon huoneeseen.</text:span></text:p>
      <text:p text:style-name="P15"/>
      <text:p text:style-name="P20"><text:span text:style-name="T15">Keisarikunnan ovat rasistisia muita rotuja kohtaan, mutta suvaitsevat hiukan kääpiöitä ja kaupunkihaltijoita, tämäkin suurilta osin kaupankäynnin takia. Jostain syystä he vihaavat </text:span><text:span text:style-name="T95">erityisesti </text:span><text:span text:style-name="T15">tonttuja, niitä ei valtakuntaan päästetä. </text:span><text:span text:style-name="T115">Huomattavan monella keisarikunnan upseeristossa tuntuu olevan tuliase, tämä on huolestuttavaa sillä tälläinen tulivoima alkaa vetämään vertoja jo voimakkaammallekkin velholle. </text:span><text:span text:style-name="T180">Satamassa metsän kohtalo käy ilmeiseksi, se on täynnä suuria kaljuunoita, ehkä jopa suurimpia lohikäärmeitä suurimpia. </text:span><text:span text:style-name="T192">Osuvasti suuriman laivan nokkakoristeena on lohikäärme, kun muihin on veistetty neitosia. “</text:span><text:span text:style-name="T193">Mihin ihmeeseen he tarvitsevat näin suuren laivaston?” </text:span></text:p>
      <text:p text:style-name="P35"/>
      <text:p text:style-name="P13">Aarnikotkan ritarit</text:p>
      <text:p text:style-name="P13"/>
      <text:p text:style-name="P24"><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5"/>
      <text:p text:style-name="P2">Luku x Keisarin uudet vaatteet</text:p>
      <text:p text:style-name="P15"/>
      <text:p text:style-name="P35"/>
      <text:p text:style-name="P35"/>
      <text:p text:style-name="P20"><text:soft-page-break/><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95">Hubert</text:span><text:span text:style-name="T8"> paljastaa totuuden keisarista, hän </text:span><text:span text:style-name="T95">ei olekkaan ihminen, tai ainakaan elävä sellainen</text:span><text:span text:style-name="T8">. </text:span><text:span text:style-name="T95">Muut ihmettelevät mitä Hubert </text:span><text:span text:style-name="T96">höp</text:span><text:span text:style-name="T95">isee, mutta Wilberforce tajuaa asian heti, </text:span><text:span text:style-name="T96">tontuilla on luontainen kyky havaita illuusioita ja hän varmaankin näkee keisarin sen näköisenä, kuin hän todellisuudessa on. </text:span><text:span text:style-name="T97">Asia täytyy kuitenkin varmistaa, Wilberforce kysyy </text:span><text:span text:style-name="T98">muilta</text:span><text:span text:style-name="T97"> onko h</text:span><text:span text:style-name="T98">eidä</text:span><text:span text:style-name="T97">n taika valikoimassaan loitsua, jolla näkisi illuusioiden läpi. </text:span><text:span text:style-name="T98">Yolanda ja Gilgamesh vastaavat ei, mutta </text:span><text:span text:style-name="T97">Trixxie </text:span><text:span text:style-name="T98">on jo toimessa ja alkaa </text:span><text:span text:style-name="T97">loitsi</text:span><text:span text:style-name="T98">maan. Hän</text:span><text:span text:style-name="T97"> säikähtää, keisari todellakin näyttää luurangolta. </text:span><text:span text:style-name="T99">Voisiko moisen illuusion poistaa, jotta kansa näkisi keisarin valeasun läpi? Gilgamesh on tietoinen tälläisestä loitsusta ja osaisi varmaan lausuakin sen, mutta hänen loitsukirjassaan sellaista ei ole. </text:span><text:span text:style-name="T100">Loitsu saattaisi löytyä Syväveden kirjastosta.</text:span></text:p>
      <text:p text:style-name="P20"/>
      <text:p text:style-name="P11">Syvävesi II</text:p>
      <text:p text:style-name="P39"/>
      <text:p text:style-name="P39">Uutiset keisarikunnasta otetaan vastaan huolestunein ilmein. <text:span text:style-name="T116">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117">Ryhmä päätetään lähettää vaaralliselle tehtävälle Lohikäärmevuorelle, tarkoituksena ostaa rikkiä sieltä. </text:span><text:span text:style-name="T118">Syväveden kirjastosta löytyy kuin löytyykin loitsukäärö, jolla purkaa illuusio. Gilgameshilta menee päivä opetella uusi loitsu ja Wilberforcelle annetaan mukaan käärö, josta hän voi tarvittaessa myös lukea loitsun. </text:span><text:span text:style-name="T119">Kääröt siis tuhoutuvat käytön jälkeen.</text:span></text:p>
      <text:p text:style-name="P20"/>
      <text:p text:style-name="P4">Lohikäärmevuori</text:p>
      <text:p text:style-name="P20"/>
      <text:p text:style-name="P26"><text:span text:style-name="T159">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77">Korissa on myös pieni höyrykone, joka pyörittää kyljessä olevaa propellia. Tätä käytetään pallon ohjaamiseen. </text:span><text:span text:style-name="T159">“</text:span><text:span text:style-name="T160">Mitä taikuutta tämä on?” Gilgamesh kysyy. Hubert pitää lyhyen luennon aiheesta ja muut ainakin nyökkäilevät ymmärtäneensä. </text:span><text:span text:style-name="T172">Jostain kumman syystä muut paitsi Wilberforce ovat haluttomia nousemaan laitteen kyytiin, joten testi lento lienee paikallaan. Hubert ja Wilberforce nousevat koriin ja Hubert laittaa lämmitinaparaatin päälle. Hetken lämmittelyn jälkeen pallo koreineen nousee kuin nouseekin ilmaan. Wilberforce katuu jo rohkeuttaan, mutta rauhoittuu hetken päästä, hän katsoo alaspäin ja huutaa “Oi kuinka pieniä te olettekaan, melkein kuin muurahaisia katsoisi”. </text:span><text:span text:style-name="T176">Tässä vaiheessa Trixxie lentää myös palloon ja istuu korin reunalle “Ensimäinen kerta kun lennän ilman siipiäni, onpa jännää.”. </text:span><text:span text:style-name="T172">“</text:span><text:span text:style-name="T173">Laite näyttää kyllä lentävän, mutta voiko sillä myös laskeutua?” Yolanda huutaa. “</text:span><text:span text:style-name="T174">Tottakai!” Hubert tokaisee. </text:span><text:span text:style-name="T175">Hän säätää lämmitysaparaattia pienemmälle ja pallo laskeutuu hiljalleen. </text:span><text:span text:style-name="T161">Koska kuumailmapallo pystyy kantamaan vain rajallisen määrän, </text:span><text:span text:style-name="T162">osa varusteista täytyy jättää hänen pajalleen</text:span><text:span text:style-name="T161">. </text:span></text:p>
      <text:p text:style-name="P41"/>
      <text:p text:style-name="P25"><text:span text:style-name="T168">Vuoren huippu näkyy jo kaukaa, se nousee pilvien yläpuolelle ja savuaa hiukan. Varmaankin lohikäärme hönkii siellä, tuumii Gilgamesh. </text:span><text:span text:style-name="T163">Kaikki yrittävät näyttää todella urheilta. </text:span><text:span text:style-name="T164">Trixxie huomaa maanpinnalla jouko hiisiä ja hänen naamalleen tulee ilkikurinen ilme. Hän loitsii liukastusloitsun, jolloin osa hiisistä kaatuu maahan. Jotkut heistä yrittävät osua ilmapalloon varsijousillaan, mutta eivät osu. </text:span><text:span text:style-name="T165">Trixxie huutelee maahan törkeyksiä, mutta yhtäkkiä puiden katveesta paljastuu iso peikko, jolla on ihmisen kokoinen varsijousi. Hän ampuu ilmapalloa kohti ja onnistuu hipaisemaan pallon koria aiheuttamatta kuitenkaan vahinkoa. “</text:span><text:span text:style-name="T166">Voi Trixxie, ajattele jos tuo olisi osunut, olisiko sitten ollut hauskaa?”. Trixxie näyttää todella surulliselta ja myöntää, että se ei olisi kovin hauskaa ollut. </text:span><text:span text:style-name="T167">Pallo kiitää kuitenkin kokoajan kauemmas hiisistä ja he ovat turvallisesti varsijousien kantaman ulkopuolella. Viimeisenä näkynä kohtaamisesta jää kaikille kirkkaasti </text:span><text:soft-page-break/><text:span text:style-name="T167">mieleen kun äskeinen peikko liukastuu. Kaikkia naurattaa “Noh, onneksi kävi näin tällä kertaa, mutta koittaisit edes käyttätyä” Yolanda sanoo Trixxielle. Trixxie ei pysty vastaamaan, koska nauraa maha kippurassa. </text:span><text:span text:style-name="T169">Pian ollaan jo ihan vuoren rinteen lähellä, pallolla ei pääse korkeammalle, joten matkaa täytyy jatkaa ja</text:span><text:span text:style-name="T170">l</text:span><text:span text:style-name="T169">kaisin. </text:span><text:span text:style-name="T170">Ilmapallo puretaan osiin ja piilotetaan läheiseen pusikkoon, paikan merkiksi järjestetään maahan kiviä, jotka muodostavat kuvion. </text:span><text:span text:style-name="T110">Matka on vaivalloinen ja hankaloituu mitä pidemmälle päästään. Onneksi Trixxie on mukana, hän tietää mitä kautta kulkea. Muutoin olisi helppo harhautua umpikujaan, josta pitäisi sitten palata takaisinpäin. </text:span><text:span text:style-name="T111">Matkalla hän kertoo vuoren asukeista, <text:s/>s</text:span>uomuhi<text:span text:style-name="T109">idet </text:span><text:span text:style-name="T111">jotka </text:span><text:span text:style-name="T109">eivät nimestään huolimatta ole sukua hiisi</text:span><text:span text:style-name="T111">lle</text:span><text:span text:style-name="T109">. Haisevat kuitenkin yhtä pahalle, ellei jopa pahemmalle, hajua voisi kuvailla mädäksi kananmunaksi. Heidän ihonsa on suomuinen, kuin lohikäärmeillä, </text:span><text:span text:style-name="T112">joita he palvelevat. “</text:span><text:span text:style-name="T113">Oletko ihan varma, ettei lohikäärme hotkaise meitä suuhunsa?” Hubert kysyy Trixxieltä. “Lohikäärmeet ovat älykkäitä, he varmasti haluavat kuulla ehdotuksemme. Elleivät he sitten ole hyvin nälkäisiä </text:span><text:span text:style-name="T120">ja lohikäärmeillä on kyllä aika suuri vatsa, ehkä ne eivät jaksa syödä meitä kaikkia kerralla, mutta…</text:span><text:span text:style-name="T113">” </text:span><text:span text:style-name="T120">Yolandan tuima katse keskeyttää </text:span><text:span text:style-name="T113">Trixxie</text:span><text:span text:style-name="T120">n</text:span><text:span text:style-name="T113"> lohdut</text:span><text:span text:style-name="T120">utusyrityksen.</text:span></text:p>
      <text:p text:style-name="P20"/>
      <text:p text:style-name="P12">Korkeavesi III</text:p>
      <text:p text:style-name="P42"/>
      <text:p text:style-name="P42"/>
      <text:p text:style-name="P20"/>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14T17:55:37.353000000</dc:date>
    <meta:editing-duration>P2DT23H49M</meta:editing-duration>
    <meta:editing-cycles>398</meta:editing-cycles>
    <meta:generator>LibreOffice/6.4.6.2$Windows_X86_64 LibreOffice_project/0ce51a4fd21bff07a5c061082cc82c5ed232f115</meta:generator>
    <meta:document-statistic meta:table-count="0" meta:image-count="0" meta:object-count="0" meta:page-count="11" meta:paragraph-count="55" meta:word-count="5450" meta:character-count="43009" meta:non-whitespace-character-count="37600"/>
  </office:meta>
</office:document-meta>
</file>